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33.636cm" svg:height="9.009cm" svg:x="4.654cm" svg:y="0.09cm">
            <draw:object draw:notify-on-update-of-ranges="Foglio1.B1:Foglio1.B1 Foglio1.B2:Foglio1.B35 Foglio1.C1:Foglio1.C1 Foglio1.C2:Foglio1.C35 Foglio1.D1:Foglio1.D1 Foglio1.D2:Foglio1.D35 Foglio1.E1:Foglio1.E1 Foglio1.E2:Foglio1.E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1.841cm" svg:height="9.008cm" svg:x="16.439cm" svg:y="9.912cm">
            <draw:object draw:notify-on-update-of-ranges="Foglio1.B36:Foglio1.F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ep1</text:p>
          </table:table-cell>
          <table:table-cell office:value-type="string">
            <text:p>ep2</text:p>
          </table:table-cell>
          <table:table-cell office:value-type="string">
            <text:p>ep3</text:p>
          </table:table-cell>
          <table:table-cell office:value-type="string">
            <text:p>ep4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.5974">
            <text:p>30,597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.60683">
            <text:p>5,6068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7.6989">
            <text:p>27,6989</text:p>
          </table:table-cell>
          <table:table-cell office:value-type="float" office:value="0">
            <text:p>0</text:p>
          </table:table-cell>
          <table:table-cell office:value-type="float" office:value="5.90895">
            <text:p>5,9089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1.7517">
            <text:p>11,7517</text:p>
          </table:table-cell>
          <table:table-cell office:value-type="float" office:value="0">
            <text:p>0</text:p>
          </table:table-cell>
          <table:table-cell office:value-type="float" office:value="17.4072">
            <text:p>17,40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3.3853">
            <text:p>13,385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2.8328">
            <text:p>12,832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.76137">
            <text:p>8,761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.65359">
            <text:p>2,6535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.02575">
            <text:p>3,0257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0973419">
            <text:p>0,097341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.14229">
            <text:p>6,1422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0950128">
            <text:p>0,095012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29.9594">
            <text:p>29,959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3.05153">
            <text:p>3,0515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0.0405964">
            <text:p>0,0405964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0.0107421">
            <text:p>0,0107421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0.0731503">
            <text:p>0,0731503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0.0731503">
            <text:p>0,0731503</text:p>
          </table:table-cell>
          <table:table-cell table:number-columns-repeated="2"/>
          <table:table-cell office:value-type="float" office:value="23.5122">
            <text:p>23,5122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.3135">
            <text:p>1,3135</text:p>
          </table:table-cell>
          <table:table-cell/>
        </table:table-row>
        <table:table-row table:style-name="ro1">
          <table:table-cell/>
          <table:table-cell office:value-type="float" office:value="0.0966378">
            <text:p>0,096637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0966378">
            <text:p>0,096637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B2:.B35])" office:value-type="float" office:value="309.8458994">
            <text:p>309,8458994</text:p>
          </table:table-cell>
          <table:table-cell table:formula="of:=SUM([.C2:.C35])" office:value-type="float" office:value="100">
            <text:p>100</text:p>
          </table:table-cell>
          <table:table-cell table:formula="of:=SUM([.D2:.D35])" office:value-type="float" office:value="169.52038">
            <text:p>169,52038</text:p>
          </table:table-cell>
          <table:table-cell table:formula="of:=SUM([.E2:.E35])" office:value-type="float" office:value="124.8257">
            <text:p>124,8257</text:p>
          </table:table-cell>
          <table:table-cell office:value-type="float" office:value="0">
            <text:p>0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3-30T12:45:12</meta:creation-date>
    <dc:date>2016-03-31T12:07:24</dc:date>
    <dc:creator>Hargalaten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1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37cm" svg:height="9.01cm" xlink:href=".." xlink:type="simple" chart:class="chart:line" chart:style-name="ch1">
        <chart:legend chart:legend-position="end" svg:x="31.737cm" svg:y="3.459cm" style:legend-expansion="high" chart:style-name="ch2"/>
        <chart:plot-area chart:style-name="ch3" table:cell-range-address="Foglio1.B1:Foglio1.E35" chart:data-source-has-labels="row" svg:x="1.122cm" svg:y="0.855cm" svg:width="29.271cm" svg:height="7.555cm">
          <chartooo:coordinate-region svg:x="1.743cm" svg:y="1.054cm" svg:width="28.464cm" svg:height="6.7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35" chart:label-cell-address="Foglio1.B1:Foglio1.B1" chart:class="chart:line">
            <chart:data-point chart:repeated="34"/>
          </chart:series>
          <chart:series chart:style-name="ch7" chart:values-cell-range-address="Foglio1.C2:Foglio1.C35" chart:label-cell-address="Foglio1.C1:Foglio1.C1" chart:class="chart:line">
            <chart:data-point chart:repeated="34"/>
          </chart:series>
          <chart:series chart:style-name="ch8" chart:values-cell-range-address="Foglio1.D2:Foglio1.D35" chart:label-cell-address="Foglio1.D1:Foglio1.D1" chart:class="chart:line">
            <chart:data-point chart:repeated="34"/>
          </chart:series>
          <chart:series chart:style-name="ch9" chart:values-cell-range-address="Foglio1.E2:Foglio1.E35" chart:label-cell-address="Foglio1.E1:Foglio1.E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1</text:p>
                <draw:g>
                  <svg:desc>Foglio1.B1:Foglio1.B1</svg:desc>
                </draw:g>
              </table:table-cell>
              <table:table-cell office:value-type="string">
                <text:p>ep2</text:p>
                <draw:g>
                  <svg:desc>Foglio1.C1:Foglio1.C1</svg:desc>
                </draw:g>
              </table:table-cell>
              <table:table-cell office:value-type="string">
                <text:p>ep3</text:p>
                <draw:g>
                  <svg:desc>Foglio1.D1:Foglio1.D1</svg:desc>
                </draw:g>
              </table:table-cell>
              <table:table-cell office:value-type="string">
                <text:p>ep4</text:p>
                <draw:g>
                  <svg:desc>Foglio1.E1:Foglio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2:Foglio1.B35</svg:desc>
                </draw:g>
              </table:table-cell>
              <table:table-cell office:value-type="float" office:value="0">
                <text:p>0</text:p>
                <draw:g>
                  <svg:desc>Foglio1.C2:Foglio1.C35</svg:desc>
                </draw:g>
              </table:table-cell>
              <table:table-cell office:value-type="float" office:value="0">
                <text:p>0</text:p>
                <draw:g>
                  <svg:desc>Foglio1.D2:Foglio1.D35</svg:desc>
                </draw:g>
              </table:table-cell>
              <table:table-cell office:value-type="float" office:value="0">
                <text:p>0</text:p>
                <draw:g>
                  <svg:desc>Foglio1.E2:Foglio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0.5974">
                <text:p>30.5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.60683">
                <text:p>5.60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6989">
                <text:p>27.6989</text:p>
              </table:table-cell>
              <table:table-cell office:value-type="float" office:value="0">
                <text:p>0</text:p>
              </table:table-cell>
              <table:table-cell office:value-type="float" office:value="5.90895">
                <text:p>5.90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517">
                <text:p>11.7517</text:p>
              </table:table-cell>
              <table:table-cell office:value-type="float" office:value="0">
                <text:p>0</text:p>
              </table:table-cell>
              <table:table-cell office:value-type="float" office:value="17.4072">
                <text:p>17.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853">
                <text:p>13.3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8328">
                <text:p>12.8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6137">
                <text:p>8.76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5359">
                <text:p>2.65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2575">
                <text:p>3.0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3419">
                <text:p>0.0973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4229">
                <text:p>6.14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0128">
                <text:p>0.095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9594">
                <text:p>29.9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5153">
                <text:p>3.05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5964">
                <text:p>0.04059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7421">
                <text:p>0.010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31503">
                <text:p>0.073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31503">
                <text:p>0.073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122">
                <text:p>23.5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35">
                <text:p>1.3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66378">
                <text:p>0.096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6378">
                <text:p>0.096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42cm" svg:height="9.009cm" xlink:href=".." xlink:type="simple" chart:class="chart:line" chart:style-name="ch1">
        <chart:legend chart:legend-position="end" svg:x="19.334cm" svg:y="4.205cm" style:legend-expansion="high" chart:style-name="ch2"/>
        <chart:plot-area chart:style-name="ch3" table:cell-range-address="Foglio1.B36:Foglio1.F36" svg:x="0.886cm" svg:y="0.855cm" svg:width="17.576cm" svg:height="7.554cm">
          <chartooo:coordinate-region svg:x="1.693cm" svg:y="1.054cm" svg:width="16.675cm" svg:height="6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36:Foglio1.F3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iga 36</text:p>
                <draw:g>
                  <svg:desc/>
                </draw:g>
              </table:table-cell>
              <table:table-cell office:value-type="float" office:value="309.8458994">
                <text:p>309.8458994</text:p>
                <draw:g>
                  <svg:desc>Foglio1.B36:Foglio1.F3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69.52038">
                <text:p>169.52038</text:p>
              </table:table-cell>
              <table:table-cell office:value-type="float" office:value="124.8257">
                <text:p>124.8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